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paragraph-rsid="0007d88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paragraph-rsid="0007d88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paragraph-rsid="0008bac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08bac0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paragraph-rsid="0008bac0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text-properties fo:color="#000000" style:font-name="Times New Roman" fo:font-size="12pt" fo:font-weight="normal" officeooo:paragraph-rsid="0008bac0" style:font-size-asian="12pt" style:font-size-complex="12pt"/>
    </style:style>
    <style:style style:name="P7" style:family="paragraph" style:parent-style-name="Text_20_body" style:list-style-name="L2">
      <style:text-properties fo:font-variant="normal" fo:text-transform="none" fo:color="#000000" style:font-name="Times New Roman" fo:font-size="12pt" fo:letter-spacing="normal" fo:font-style="normal" fo:font-weight="normal" officeooo:paragraph-rsid="0008bac0" style:font-size-asian="12pt" style:font-weight-asian="normal" style:font-size-complex="12pt" style:font-weight-complex="normal"/>
    </style:style>
    <style:style style:name="P8" style:family="paragraph" style:parent-style-name="Text_20_body" style:list-style-name="L4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paragraph-rsid="000929b1" style:font-size-asian="12pt" style:font-size-complex="12pt"/>
    </style:style>
    <style:style style:name="P10" style:family="paragraph" style:parent-style-name="Text_20_body" style:list-style-name="L6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6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222222" style:font-name="Times New Roman" fo:font-size="12pt" fo:letter-spacing="normal" fo:font-style="normal" fo:font-weight="normal" officeooo:paragraph-rsid="000929b1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.159cm" style:contextual-spacing="false" style:line-height-at-least="0.45cm" fo:text-align="start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7d88f"/>
    </style:style>
    <style:style style:name="T2" style:family="text">
      <style:text-properties officeooo:rsid="0008bac0"/>
    </style:style>
    <style:style style:name="T3" style:family="text">
      <style:text-properties fo:font-variant="normal" fo:text-transform="none" fo:color="#222222" fo:letter-spacing="normal" fo:font-style="normal" officeooo:rsid="0008bac0"/>
    </style:style>
    <style:style style:name="T4" style:family="text">
      <style:text-properties officeooo:rsid="0008bac0" style:font-weight-asian="normal" style:font-weight-complex="normal"/>
    </style:style>
    <style:style style:name="T5" style:family="text">
      <style:text-properties officeooo:rsid="000929b1"/>
    </style:style>
    <style:style style:name="T6" style:family="text">
      <style:text-properties officeooo:rsid="0009b38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CRIZIONE SISTEMA CORRENTE</text:span></text:p>
      <text:p text:style-name="P1"><text:span text:style-name="T1"/></text:p>
      <text:p text:style-name="P2"><text:span text:style-name="T1">Il sito dell</text:span><text:span text:style-name="T2">' </text:span><text:span text:style-name="T1">università di Fisciano offre un'area relativa all'asilo messo a disposizione </text:span><text:span text:style-name="T2">del </text:span><text:span text:style-name="T1">personale dell'ateneo. Per motivi storici persone aventi il domicilio a Fisciano, pur non svolgendo nessun tipo di lavoro </text:span><text:span text:style-name="T6">presso l'ateneo</text:span><text:span text:style-name="T1">, possono accedere al bando d'iscrizione.</text:span></text:p>
      <text:p text:style-name="P3"><text:span text:style-name="T2">Accedendo al sito, è possibile visitare le varie sezioni che esso offre. La maggior parte di queste, svolge una funzione descrittiva utile all'utente per avere una visione chiara riguardante i servizi offerti. </text:span></text:p>
      <text:p text:style-name="P3"><text:span text:style-name="T2">I moti</text:span><text:span text:style-name="T6">v</text:span><text:span text:style-name="T2">i fondamentali che hanno portato alla nascita di questo servizio sono principalmente due:</text:span></text:p>
      <text:p text:style-name="P4"><text:span text:style-name="T2"/></text:p>
      <text:list xml:id="list40610404" text:style-name="L2">
        <text:list-item>
          <text:p text:style-name="P7"><text:span text:style-name="T2">il diritto del bambino, quale soggetto sociale e portatore di bisogni propri, all'istruzione;</text:span></text:p>
        </text:list-item>
        <text:list-item>
          <text:p text:style-name="P12">il diritto delle famiglie ad una piena occupazione.</text:p>
        </text:list-item>
      </text:list>
      <text:p text:style-name="P5"><text:span text:style-name="T2"/></text:p>
      <text:p text:style-name="P5"><text:span text:style-name="T2">L'asilo nido è aperto ai bambini aventi età compresa tra i 3 e i 36 mesi. Tra questi è possibile distinguere tre tipologie di bambino:</text:span></text:p>
      <text:p text:style-name="P5"><text:span text:style-name="T2"/></text:p>
      <text:list xml:id="list40636932" text:style-name="L4">
        <text:list-item>
          <text:p text:style-name="P6"><text:span text:style-name="T3">I bambini di età compresa tra 3 e 12 mesi costituiscono la sezione lattanti (piccoli);</text:span></text:p>
        </text:list-item>
        <text:list-item>
          <text:p text:style-name="P8">I bambini di età compresa tra i 13 e 18 mesi costituiscono la sezione semidivezzi (medi);</text:p>
        </text:list-item>
        <text:list-item>
          <text:p text:style-name="P8">I bambini di età compresa tra i 19 e 36 mesi costituiscono la sezione divezzi (grandi).</text:p>
          <text:p text:style-name="P8"/>
        </text:list-item>
      </text:list>
      <text:p text:style-name="P9"><text:span text:style-name="T5">Il sito specifica implicitamente le categorie d'utenza a cui il servizio è rivolto. </text:span></text:p>
      <text:p text:style-name="P9"><text:span text:style-name="T5">Queste sono:</text:span></text:p>
      <text:p text:style-name="P9"><text:span text:style-name="T5"/></text:p>
      <text:list xml:id="list40637377" text:style-name="L6">
        <text:list-item>
          <text:p text:style-name="P11"><text:span text:style-name="T5">Personale docente e ricercatore</text:span></text:p>
        </text:list-item>
        <text:list-item>
          <text:p text:style-name="P10">Personale tecnico-amministrativo di ruolo</text:p>
        </text:list-item>
        <text:list-item>
          <text:p text:style-name="P10">Titolari di assegno di ricerca</text:p>
        </text:list-item>
        <text:list-item>
          <text:p text:style-name="P10">Titolari di contratto a tempo determinato</text:p>
        </text:list-item>
        <text:list-item>
          <text:p text:style-name="P10">Dottorandi</text:p>
        </text:list-item>
        <text:list-item>
          <text:p text:style-name="P10">Titolari di borsa di studio post Laurea o Post doc.</text:p>
        </text:list-item>
      </text:list>
      <text:p text:style-name="P9"><text:span text:style-name="T5"/></text:p>
      <text:p text:style-name="P9"><text:span text:style-name="T5">Annualmente, un numero di posti non inferiore a 10, sarà destinato ai bambini residenti nel Comune di Fisciano.</text:span></text:p>
      <text:p text:style-name="P9"><text:span text:style-name="T5"/></text:p>
      <text:p text:style-name="P9"><text:span text:style-name="T5">Attraverso il sito, è possibile visionare il calendario annuale, la durata dei servizi e gli orari. Inoltre sono inserite tutte le informazioni relative al funzionamento del bando quali: termini e modalità di presentazione domanda, criteri di ammissione e criteri di precedenza a parità di punteggio.</text:span></text:p>
      <text:p text:style-name="P9"><text:span text:style-name="T5">Oltre alla sezione descrittiva, è presente una sezione riguardante la compilazione delle domande d'iscrizione. In essa, l'utente, selezionando la propria tiplogia, può compilare la domanda da inviare all'asilo.</text:span></text:p>
      <text:p text:style-name="P9"><text:span text:style-name="T5">Sono presenti anche una fotogallery che mostra i locali della struttura, una sezione "Rassegna stampa" che mostra l'articolo relativo alla costruzione dell'asilo, e infine una sezione contenente i contatti dei responsabili dell'asilo.</text:span></text:p>
      <text:p text:style-name="P9"><text:span text:style-name="T5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8S</meta:editing-duration>
    <meta:editing-cycles>4</meta:editing-cycles>
    <meta:generator>LibreOffice/3.6$Windows_x86 LibreOffice_project/da8c1e6-fd468f4-454e206-f42a4a9-143cfd</meta:generator>
    <dc:date>2012-10-17T21:05:18.82</dc:date>
    <meta:document-statistic meta:table-count="0" meta:image-count="0" meta:object-count="0" meta:page-count="1" meta:paragraph-count="22" meta:word-count="358" meta:character-count="2316" meta:non-whitespace-character-count="1987"/>
    <meta:user-defined meta:name="Info 1"/>
    <meta:user-defined meta:name="Info 2"/>
    <meta:user-defined meta:name="Info 3"/>
    <meta:user-defined meta:name="Info 4"/>
  </office:meta>
</office:document-meta>
</file>